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0c332" officeooo:paragraph-rsid="0010c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sk1</text:p>
      <text:p text:style-name="Standard">Other Plan</text:p>
      <text:p text:style-name="Standard">I want Resouce + Market</text:p>
      <text:p text:style-name="Standard">Resouce &gt; Human &amp; Material</text:p>
      <text:p text:style-name="Standard">your all developments are salary based. my no </text:p>
      <text:p text:style-name="Standard">How to do partnership of projects</text:p>
      <text:p text:style-name="Standard">no need to pay me</text:p>
      <text:p text:style-name="Standard"/>
      <text:p text:style-name="Standard"/>
      <text:p text:style-name="Standard">Schedule Format chnages </text:p>
      <text:p text:style-name="Standard">Appliaces</text:p>
      <text:p text:style-name="Standard"/>
      <text:p text:style-name="Standard"/>
      <text:p text:style-name="Standard">Time:Action</text:p>
      <text:p text:style-name="Standard">Time:Action</text:p>
      <text:p text:style-name="Standard">Delay:Action</text:p>
      <text:p text:style-name="Standard"/>
      <text:p text:style-name="Standard">actions could be &gt; Schdule, Flow, Button, getData</text:p>
      <text:p text:style-name="Standard"/>
      <text:p text:style-name="Standard">Appliance1</text:p>
      <text:p text:style-name="Standard"><text:tab/>Time:<text:tab/>[funtions:parameters]<text:tab/><text:tab/>conditions<text:tab/>[funtion1:parameters]</text:p>
      <text:p text:style-name="Standard"><text:tab/>Time:funtion2:parameters:actions2</text:p>
      <text:p text:style-name="Standard"><text:tab/>wait:funtion3:parameters:actions3</text:p>
      <text:p text:style-name="Standard"><text:tab/>wait:funtion4:parameters:actions4</text:p>
      <text:p text:style-name="Standard"><text:tab/>jum2:funtion5:parameters:actions5</text:p>
      <text:p text:style-name="Standard"><text:tab/>Time:funtion3:response</text:p>
      <text:p text:style-name="Standard"/>
      <text:p text:style-name="Standard">11:20:00 &gt; getTempData : pinNumber : &gt;20 : AC1:B-On</text:p>
      <text:p text:style-name="Standard">11:20:00 &gt; getTempData : pinNumber : &lt;20 : AC1:B-Off</text:p>
      <text:p text:style-name="Standard">11:20:00 &gt; getTempData : pinNumber : &lt;20 : AC1:B-Off</text:p>
      <text:p text:style-name="Standard">20min<text:tab/> &gt; </text:p>
      <text:p text:style-name="Standard"/>
      <text:p text:style-name="Standard"/>
      <text:p text:style-name="Standard">no refrash not flow no schile</text:p>
      <text:p text:style-name="Standard"/>
      <text:p text:style-name="Standard">ButtonFire</text:p>
      <text:p text:style-name="Standard">getData</text:p>
      <text:p text:style-name="Standard"/>
      <text:p text:style-name="Standard"/>
      <text:p text:style-name="Standard"/>
      <text:p text:style-name="Standard">Action could be Flow, Schedule, Button or anything</text:p>
      <text:p text:style-name="Standard"/>
      <text:p text:style-name="Standard"/>
      <text:p text:style-name="Standard">schchudle </text:p>
      <text:p text:style-name="Standard">mereg</text:p>
      <text:p text:style-name="Standard">time actiosn</text:p>
      <text:p text:style-name="Standard"><text:soft-page-break/></text:p>
      <text:p text:style-name="Standard">also for flows</text:p>
      <text:p text:style-name="Standard"/>
      <text:p text:style-name="Standard"/>
      <text:p text:style-name="Standard"/>
      <text:p text:style-name="Standard">timeStamp1, ["app1":[cmd1,cmd2], "app2":[cmd1, cmd2]</text:p>
      <text:p text:style-name="Standard">timeStamp2, ["app2":[cmd1,cmd2], "app2":[cmd1, cmd2]</text:p>
      <text:p text:style-name="Standard">timeStamp3, ["app3":[cmd1,cmd2], "app2":[cmd1, cmd2]</text:p>
      <text:p text:style-name="Standard"/>
      <text:p text:style-name="Standard"/>
      <text:p text:style-name="Standard">5, ["app1":[cmd1,cmd2], "app2":[cmd1, cmd2]</text:p>
      <text:p text:style-name="Standard">10, ["app2":[cmd1,cmd2], "app2":[cmd1, cmd2]</text:p>
      <text:p text:style-name="Standard">15, ["app3":[cmd1,cmd2], "app2":[cmd1, cmd2]</text:p>
      <text:p text:style-name="Standard"/>
      <text:p text:style-name="Standard"/>
      <text:p text:style-name="Standard"/>
      <text:p text:style-name="P1">Task2</text:p>
      <text:p text:style-name="Standard">appliancesConfigFile (metafiles)</text:p>
      <text:p text:style-name="Standard"/>
      <text:p text:style-name="Standard"/>
      <text:p text:style-name="Standard">per appliace </text:p>
      <text:p text:style-name="Standard">one config file </text:p>
      <text:p text:style-name="Standard"/>
      <text:p text:style-name="Standard"/>
      <text:p text:style-name="Standard">Applaic</text:p>
      <text:p text:style-name="Standard">indivisula Schudle (7 days)</text:p>
      <text:p text:style-name="Standard"/>
      <text:p text:style-name="Standard">Appllice Turn off &gt; flow, schulde, </text:p>
      <text:p text:style-name="Standard"/>
      <text:p text:style-name="Standard">emergency &gt; end then also fire cmd</text:p>
      <text:p text:style-name="Standard"/>
      <text:p text:style-name="Standard"/>
      <text:p text:style-name="Standard">on schudle resume &gt; do we need to fire cmd or not parameter needed</text:p>
      <text:p text:style-name="Standard"/>
      <text:p text:style-name="Standard"/>
      <text:p text:style-name="Standard"/>
      <text:p text:style-name="Standard">on combination of Evenet &gt; come event of actions sould perform</text:p>
      <text:p text:style-name="Standard"/>
      <text:p text:style-name="Standard">Like File Read Write cmd:[2,1]</text:p>
      <text:p text:style-name="Standard">Need memmry read and write API</text:p>
      <text:p text:style-name="Standard">New Api for memmry read and write</text:p>
      <text:p text:style-name="Standard">appliac Statatus &gt; memory contain accroding to appliace wise</text:p>
      <text:p text:style-name="Standard"/>
      <text:p text:style-name="Standard"/>
      <text:p text:style-name="Standard">vector&lt;jStr&gt;memoryStore;</text:p>
      <text:p text:style-name="Standard">map&lt;int, jStr&gt;memoryStore;</text:p>
      <text:p text:style-name="Standard"><text:soft-page-break/></text:p>
      <text:p text:style-name="Standard">data{</text:p>
      <text:p text:style-name="Standard">getIndexes:</text:p>
      <text:p text:style-name="Standard">[1,5,7]</text:p>
      <text:p text:style-name="Standard">}</text:p>
      <text:p text:style-name="Standard"/>
      <text:p text:style-name="Standard">data{</text:p>
      <text:p text:style-name="Standard">setIndexes:</text:p>
      <text:p text:style-name="Standard">{</text:p>
      <text:p text:style-name="Standard">"1":"something1 on memory",</text:p>
      <text:p text:style-name="Standard">"2":"something2 on memory",</text:p>
      <text:p text:style-name="Standard">"3":"something3 on memory",</text:p>
      <text:p text:style-name="Standard">"3":"something4 on memory",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Standard">New Implementation</text:p>
      <text:p text:style-name="Standard"/>
      <text:p text:style-name="Standard"/>
      <text:p text:style-name="Standard">Monitoring Funtions</text:p>
      <text:p text:style-name="Standard">If something happen</text:p>
      <text:p text:style-name="Standard"/>
      <text:p text:style-name="Standard">[List of funtions to get data] &gt; based on data certin Condistions &gt; [List of Actions to Perform]</text:p>
      <text:p text:style-name="Standard"/>
      <text:p text:style-name="Standard">On event</text:p>
      <text:p text:style-name="Standard"/>
      <text:p text:style-name="Standard">monitoring funtion</text:p>
      <text:p text:style-name="Standard">Device event handler (can ) &gt; </text:p>
      <text:p text:style-name="Standard">on event</text:p>
      <text:p text:style-name="Standard">Condition array &gt; action array </text:p>
      <text:p text:style-name="Standard"/>
      <text:p text:style-name="Standard"/>
      <text:p text:style-name="Standard"/>
      <text:p text:style-name="Standard">while(){</text:p>
      <text:p text:style-name="Standard"/>
      <text:p text:style-name="Standard">list of <text:s/>= poolFun[IDFromServer];</text:p>
      <text:p text:style-name="Standard"/>
      <text:p text:style-name="Standard">if var == someCon</text:p>
      <text:p text:style-name="Standard"/>
      <text:p text:style-name="Standard"/>
      <text:p text:style-name="Standard">}</text:p>
      <text:p text:style-name="Standard"/>
      <text:p text:style-name="Standard"/>
      <text:p text:style-name="Standard">Stop</text:p>
      <text:p text:style-name="Standard">Schedule or Flow </text:p>
      <text:p text:style-name="Standard"/>
      <text:p text:style-name="Standard"><text:soft-page-break/>Send Appliance ID!</text:p>
      <text:p text:style-name="Standard"/>
      <text:p text:style-name="Standard">Flow schedule Stop and resume funtion with no overhead</text:p>
      <text:p text:style-name="Standard">at resume &gt; do we need to perform last action or not</text:p>
      <text:p text:style-name="Standard">by file &gt; </text:p>
      <text:p text:style-name="Standard"/>
      <text:p text:style-name="Standard"/>
      <text:p text:style-name="Standard"/>
      <text:p text:style-name="Standard">Stop given list of Appliance Flow/Schedule</text:p>
      <text:p text:style-name="Standard">Stop All Appliance Flow/Schedule</text:p>
      <text:p text:style-name="Standard"/>
      <text:p text:style-name="Standard">Resume given list of Appliance Flow/Schedule</text:p>
      <text:p text:style-name="Standard">Resume All Appliance Flow/Schedule</text:p>
      <text:p text:style-name="Standard"/>
      <text:p text:style-name="Standard"/>
      <text:p text:style-name="Standard"/>
      <text:p text:style-name="Standard"/>
      <text:p text:style-name="Standard">at emrergebcy case &gt; what every actions</text:p>
      <text:p text:style-name="Standard"/>
      <text:p text:style-name="Standard">resume &gt; stop and start </text:p>
      <text:p text:style-name="Standard"/>
      <text:p text:style-name="Standard"/>
      <text:p text:style-name="Standard"/>
      <text:p text:style-name="Standard">Insert &amp; Delate APIs</text:p>
      <text:p text:style-name="Standard"/>
      <text:p text:style-name="Standard"/>
      <text:p text:style-name="Standard"/>
      <text:p text:style-name="Standard">S-schedule</text:p>
      <text:p text:style-name="Standard">10:20:00 &gt; F-A1</text:p>
      <text:p text:style-name="Standard">T2 &gt; B-A1</text:p>
      <text:p text:style-name="Standard">T3</text:p>
      <text:p text:style-name="Standard">T4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1-01T14:28:30.863048091</meta:creation-date>
    <meta:generator>LibreOffice/6.3.5.2$Linux_X86_64 LibreOffice_project/30$Build-2</meta:generator>
    <meta:editing-cycles>0</meta:editing-cycles>
    <meta:editing-duration>P0D</meta:editing-duration>
    <meta:document-statistic meta:table-count="0" meta:image-count="0" meta:object-count="0" meta:page-count="4" meta:paragraph-count="98" meta:word-count="363" meta:character-count="2480" meta:non-whitespace-character-count="2194"/>
  </office:meta>
</office:document-meta>
</file>